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25-08-1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25-06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25-04-1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25-02-1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24-12-1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24-10-29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9-09-0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9-07-0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9-05-1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9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9-02-0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8-11-0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8-09-1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8-07-1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8-05-0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8-03-0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8-01-0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7-11-0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7-09-0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7-07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7-05-2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7-03-13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7-01-1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6-11-04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6-09-02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6-07-0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6-05-1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6-03-1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6-01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5-11-0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5-08-13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5-07-0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5-05-1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5-03-0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5-01-2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4-11-0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4-09-0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4-08-1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4-05-1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4-03-0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4-01-0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3-11-0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3-09-0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3-07-1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3-05-1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3-03-05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3-01-1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2-11-0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2-09-0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2-08-0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2-05-0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2-03-09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2-01-06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1-11-10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1-09-0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1-07-2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1-05-0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1-03-3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1-02-2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0-11-0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0-09-1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0-07-0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0-05-0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0-03-0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10-01-1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9-09-04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9-07-0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9-05-0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9-03-0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9-01-21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8-11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8-09-04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8-07-0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8-05-1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8-03-1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8-01-2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7-07-0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7-05-1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7-03-2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7-01-09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6-11-03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6-07-13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6-05-0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6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6-01-0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5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4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4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2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2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1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0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2000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4168" calcext:value-type="float">
            <text:p>35.6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7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0848" calcext:value-type="float">
            <text:p>35.7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2416" calcext:value-type="float">
            <text:p>35.3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6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6904" calcext:value-type="float">
            <text:p>35.4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588" calcext:value-type="float">
            <text:p>35.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1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9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7-05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7-05-1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7-05-07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7-04-28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7-04-23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506104241302</text:p>
          </table:table-cell>
          <table:table-cell office:value-type="string" calcext:value-type="string">
            <text:p>SC01506313BBB3</text:p>
          </table:table-cell>
          <table:table-cell office:value-type="string" calcext:value-type="string">
            <text:p>1987-04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14" meta:object-count="0"/>
    <meta:user-defined meta:name="AppVersion">3.0</meta:user-defined>
  </office:meta>
</office:document-meta>
</file>